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93"/>
    </style:style>
    <style:style style:name="P2" style:family="paragraph" style:parent-style-name="Standard">
      <style:text-properties fo:font-weight="normal" officeooo:paragraph-rsid="0015c4b0" style:font-weight-asian="normal" style:font-weight-complex="normal"/>
    </style:style>
    <style:style style:name="P3" style:family="paragraph" style:parent-style-name="Standard">
      <style:text-properties fo:font-weight="normal" officeooo:paragraph-rsid="0016adcd" style:font-weight-asian="normal" style:font-weight-complex="normal"/>
    </style:style>
    <style:style style:name="P4" style:family="paragraph" style:parent-style-name="Standard">
      <style:text-properties officeooo:paragraph-rsid="0015c4b0"/>
    </style:style>
    <style:style style:name="P5" style:family="paragraph" style:parent-style-name="Standard">
      <style:text-properties officeooo:paragraph-rsid="0016adcd"/>
    </style:style>
    <style:style style:name="P6" style:family="paragraph" style:parent-style-name="Standard">
      <style:text-properties officeooo:paragraph-rsid="0016ad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ралхан Бөкей - <text:s/>Атау кере</text:p>
      <text:p text:style-name="P1">123</text:p>
      <text:p text:style-name="P1">A-01</text:p>
      <text:p text:style-name="P2">A-02</text:p>
      <text:p text:style-name="P4">A-03</text:p>
      <text:p text:style-name="P4">A-04</text:p>
      <text:p text:style-name="P4">A-05</text:p>
      <text:p text:style-name="P4">A-06</text:p>
      <text:p text:style-name="P4">A-07</text:p>
      <text:p text:style-name="P4">A-08</text:p>
      <text:p text:style-name="P4">A-09</text:p>
      <text:p text:style-name="P4">A-10</text:p>
      <text:p text:style-name="P5">A-11</text:p>
      <text:p text:style-name="P3">A-12</text:p>
      <text:p text:style-name="P5">A-13</text:p>
      <text:p text:style-name="P5">A-14</text:p>
      <text:p text:style-name="P5">A-15</text:p>
      <text:p text:style-name="P5">A-16</text:p>
      <text:p text:style-name="P5">A-17</text:p>
      <text:p text:style-name="P5">A-18</text:p>
      <text:p text:style-name="P5">A-19</text:p>
      <text:p text:style-name="P5">A-20</text:p>
      <text:p text:style-name="P5">A-21</text:p>
      <text:p text:style-name="P5">A-22</text:p>
      <text:p text:style-name="P5">A-23</text:p>
      <text:p text:style-name="P5">A-24</text:p>
      <text:p text:style-name="P5">A-25</text:p>
      <text:p text:style-name="P5">A-26</text:p>
      <text:p text:style-name="P5">A-27</text:p>
      <text:p text:style-name="P5">A-28</text:p>
      <text:p text:style-name="P5"/>
      <text:p text:style-name="P5">1zTMoiRiyd8ey6xykHp-qSpva4r2fJK-E</text:p>
      <text:p text:style-name="P5"/>
      <text:p text:style-name="P5">1gFsBbCDvPsdbcqiq9X7LyBo0uVo4voe7</text:p>
      <text:p text:style-name="P5"/>
      <text:p text:style-name="P5">1oxPN6o-DDWhVUiPJuR80w7V2jy52NFV4</text:p>
      <text:p text:style-name="P5"/>
      <text:p text:style-name="P5">1cKuBQzqcXdQvQ4Eviwa4Cv0sNGqVBElv</text:p>
      <text:p text:style-name="P5"/>
      <text:p text:style-name="P5">1RlkY4zSBo1TqedBa775DBg16vGrrxlxz</text:p>
      <text:p text:style-name="P5"/>
      <text:p text:style-name="P5">1Ph_gKZdw-QQkibe73usJPHwq8wwSnaDR</text:p>
      <text:p text:style-name="P5"/>
      <text:p text:style-name="P5">1BmpoGTo40rU5ZH7UNvMUHD7pxm3sPoMn</text:p>
      <text:p text:style-name="P5"/>
      <text:p text:style-name="P5">1B2wwErIstqDsIxasAU-yvc5MIeTZxav1</text:p>
      <text:p text:style-name="P5"/>
      <text:p text:style-name="P5">1guSv1Z5d_1w477Ke43i2BeSLNFdLeXko</text:p>
      <text:p text:style-name="P5"/>
      <text:p text:style-name="P5">16PK9yCWToWuh_78oCSX1qb2JbXSNmtlt</text:p>
      <text:p text:style-name="P5"/>
      <text:p text:style-name="P5">1Y97TAXs3AMRPyqXhqYYVQ9vaonuSrtBH</text:p>
      <text:p text:style-name="P5"><text:soft-page-break/></text:p>
      <text:p text:style-name="P5">1p0qYx2TmW2UnvYDkQXgfRUdziJm-usFi</text:p>
      <text:p text:style-name="P5"/>
      <text:p text:style-name="P5">119mj6dSCILujVEanAnRFVPOYLNT4YngH</text:p>
      <text:p text:style-name="P5"/>
      <text:p text:style-name="P5">1nOkrRBvFDfwcNi06fjtLd1ejVqT6Z7kG</text:p>
      <text:p text:style-name="P5"/>
      <text:p text:style-name="P5">1qiXm1yaGRxOpZvnvvjqNKcZSkT70pdYl</text:p>
      <text:p text:style-name="P5"/>
      <text:p text:style-name="P5">1T-S4YQOVEp-22FmcPHAKOXN3BsFmBso-</text:p>
      <text:p text:style-name="P5"/>
      <text:p text:style-name="P5">1LruQexWg8ksgqIJGzeD-3_DhlXZd6J8v</text:p>
      <text:p text:style-name="P5"/>
      <text:p text:style-name="P5">1ruBCSNrsFxGnUc30mhfo9dCoGZZhTh1C</text:p>
      <text:p text:style-name="P5"/>
      <text:p text:style-name="P5">1m8VvSI2RBSy4-9cAKJn_lmwhaccmy3RX</text:p>
      <text:p text:style-name="P5"/>
      <text:p text:style-name="P5">1wCfHsdVP11OgHqimEIb8i1WVrN5-NiKh</text:p>
      <text:p text:style-name="P5"/>
      <text:p text:style-name="P5">1m0xl4kKBL_mSYRNx7G-j2MhhNpoR3Hnb</text:p>
      <text:p text:style-name="P5"/>
      <text:p text:style-name="P5">1THKlyfEGwY81r8VNleT4dPbzOkJqHnhm</text:p>
      <text:p text:style-name="P5"/>
      <text:p text:style-name="P5">1T7UcyhD2sIcZNNJI8pthgaskNZLuVXX9</text:p>
      <text:p text:style-name="P5"/>
      <text:p text:style-name="P5">1BdL8XOz0eVFw8mBJH0eZKqeJGF11JmBv</text:p>
      <text:p text:style-name="P5"/>
      <text:p text:style-name="P5">1ebGzAlTFU5UDFITRfJqwSALyIef3KFdP</text:p>
      <text:p text:style-name="P5"/>
      <text:p text:style-name="P5">1ndbdcGMK6T1tQDTSKsqrHysPWhjU9khx</text:p>
      <text:p text:style-name="P5"/>
      <text:p text:style-name="P5">1jUYrJ9X6GUKIrSD4vtPCfp3U1oAx3csY</text:p>
      <text:p text:style-name="P5"/>
      <text:p text:style-name="P5">1u9dksoYckVNAad-9PbzfZZ82-KuTYPMB</text:p>
      <text:p text:style-name="P5"/>
      <text:p text:style-name="P5">1gB87LhkvHsFuDVNLNOvuHv-G1KvjdJtz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2-01-10T10:45:08.653642528</dc:date>
    <meta:editing-duration>PT18M1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63" meta:character-count="1098" meta:non-whitespace-character-count="1093"/>
  </office:meta>
</office:document-meta>
</file>